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fbace" officeooo:paragraph-rsid="000fbace"/>
    </style:style>
    <style:style style:name="P2" style:family="paragraph" style:parent-style-name="Standard">
      <style:text-properties officeooo:rsid="00115fc5" officeooo:paragraph-rsid="00115fc5"/>
    </style:style>
    <style:style style:name="P3" style:family="paragraph" style:parent-style-name="Text_20_body">
      <style:text-properties officeooo:rsid="0013272d" officeooo:paragraph-rsid="0013272d"/>
    </style:style>
    <style:style style:name="P4" style:family="paragraph" style:parent-style-name="Text_20_body">
      <style:text-properties officeooo:rsid="001420f5" officeooo:paragraph-rsid="001420f5"/>
    </style:style>
    <style:style style:name="P5" style:family="paragraph" style:parent-style-name="Text_20_body">
      <style:text-properties fo:font-weight="bold" officeooo:rsid="001420f5" officeooo:paragraph-rsid="001420f5" style:font-weight-asian="bold" style:font-weight-complex="bold"/>
    </style:style>
    <style:style style:name="P6" style:family="paragraph" style:parent-style-name="Text_20_body">
      <style:text-properties fo:font-weight="normal" officeooo:rsid="001420f5" officeooo:paragraph-rsid="001420f5" style:font-weight-asian="normal" style:font-weight-complex="normal"/>
    </style:style>
    <style:style style:name="P7" style:family="paragraph" style:parent-style-name="Text_20_body">
      <style:text-properties officeooo:rsid="0014f6f7" officeooo:paragraph-rsid="0014f6f7"/>
    </style:style>
    <style:style style:name="T1" style:family="text">
      <style:text-properties officeooo:rsid="00115fc5"/>
    </style:style>
    <style:style style:name="T2" style:family="text">
      <style:text-properties officeooo:rsid="0013272d"/>
    </style:style>
    <style:style style:name="T3" style:family="text">
      <style:text-properties officeooo:rsid="001420f5"/>
    </style:style>
    <style:style style:name="T4" style:family="text">
      <style:text-properties officeooo:rsid="0014f6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evelopment document plan </text:h>
      <text:p text:style-name="P1"/>
      <text:h text:style-name="Heading_20_2" text:outline-level="2">subheadings required:</text:h>
      <text:p text:style-name="P1">Functional and non-functional requirements copy paste from proposal</text:p>
      <text:p text:style-name="P1"/>
      <text:p text:style-name="P1">Versioning – Something that will indicate that I will have multiple versions (Come back for specifics into this table of what in it and why)</text:p>
      <text:p text:style-name="P1"/>
      <text:p text:style-name="P1">Version 1 must start with your database (Backbone) / User registration and potentially staff system as well and lastly login</text:p>
      <text:p text:style-name="P1"/>
      <text:p text:style-name="P1">Version 2 Work on the bookings and cancelling bookings </text:p>
      <text:p text:style-name="P1"/>
      <text:p text:style-name="P1">Version 3 altering appointments, making the website look good and have good components as well as audits for all systems that are entering into our database, <text:span text:style-name="T1">Add images </text:span></text:p>
      <text:p text:style-name="P1"/>
      <text:p text:style-name="P2">You can have more than 3 versions </text:p>
      <text:p text:style-name="P2"/>
      <text:h text:style-name="Heading_20_2" text:outline-level="2">Limitations</text:h>
      <text:p text:style-name="P2">Database – environment variables</text:p>
      <text:p text:style-name="P2"/>
      <text:p text:style-name="P2">Limitation → Alternativ<text:span text:style-name="T2">e </text:span></text:p>
      <text:p text:style-name="P2"/>
      <text:h text:style-name="Heading_20_2" text:outline-level="2">Version 1</text:h>
      <text:p text:style-name="Text_20_body"/>
      <text:p text:style-name="P3">What do you plan to make </text:p>
      <text:p text:style-name="P3">Document and describe what you made / What changed and why </text:p>
      <text:p text:style-name="P3">Evaluate – what will change in the next version </text:p>
      <text:p text:style-name="P3"/>
      <text:h text:style-name="Heading_20_2" text:outline-level="2">Version 2 / 3 and beyond</text:h>
      <text:p text:style-name="Text_20_body"/>
      <text:p text:style-name="P3">What do you plan to make but what changed </text:p>
      <text:p text:style-name="P3">Document and describe what you made / What changed and why </text:p>
      <text:p text:style-name="P3">Evaluate – what will change in the next version </text:p>
      <text:p text:style-name="P3"/>
      <text:p text:style-name="P4"/>
      <text:p text:style-name="P4"/>
      <text:h text:style-name="Heading_20_1" text:outline-level="1"><text:soft-page-break/>User groups </text:h>
      <text:p text:style-name="P4">Should be cleanly explained and easy for the examiner to read and make sure its clear information and highly relevant to the current system</text:p>
      <text:p text:style-name="P4"/>
      <text:h text:style-name="Heading_20_1" text:outline-level="1">Laws / Guidance / Legislation </text:h>
      <text:p text:style-name="P4">Making sure of current laws that may impact on the system go in depth with the laws more information on them the better likely hood of getting the marks on this topic. Can use chat GPT for some assistance.</text:p>
      <text:p text:style-name="P4"/>
      <text:p text:style-name="P4"/>
      <text:h text:style-name="Heading_20_1" text:outline-level="1">Alternate systems</text:h>
      <text:p text:style-name="P4">Do research on other systems (ideally 3-5) and try and base it around the current scenario Make sure to make use of print screens for evidence. If struggling to find alternative systems you can try using excel.</text:p>
      <text:p text:style-name="P4"/>
      <text:h text:style-name="Heading_20_1" text:outline-level="1">Risks</text:h>
      <text:p text:style-name="P4">Talk about if the client may be change their mind constantly so talk about being in contact with the client and running constant sprints. (must be in there) Must keep getting their feedback as well.</text:p>
      <text:p text:style-name="P4"/>
      <text:h text:style-name="Heading_20_1" text:outline-level="1">Decompos<text:span text:style-name="T3">i</text:span>tion</text:h>
      <text:p text:style-name="P5">Must be a diagram of the overall structure of the system</text:p>
      <text:p text:style-name="P6">Just because you designed it doesn’t mean you have to build it perfectly to that design </text:p>
      <text:p text:style-name="P6">Must show every page that you will design for the client.</text:p>
      <text:p text:style-name="P6"/>
      <text:h text:style-name="Heading_20_1" text:outline-level="1">User <text:span text:style-name="T4">A</text:span>cceptance <text:span text:style-name="T4">C</text:span>riteria</text:h>
      <text:p text:style-name="P7">Just explains what the user want and how clean it is</text:p>
      <text:p text:style-name="P7"/>
      <text:h text:style-name="Heading_20_1" text:outline-level="1">Functional and Non-Functional requirements</text:h>
      <text:p text:style-name="P7">If the user can see it, then its functional requirements</text:p>
      <text:p text:style-name="P7"><text:soft-page-break/>If the user cant see it, then it is non-functional requiremen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4T13:06:43.526969000</meta:creation-date>
    <dc:date>2026-01-05T10:07:42.935016800</dc:date>
    <meta:editing-duration>PT10M12S</meta:editing-duration>
    <meta:editing-cycles>2</meta:editing-cycles>
    <meta:generator>LibreOffice/25.8.3.2$Windows_X86_64 LibreOffice_project/8ca8d55c161d602844f5428fa4b58097424e324e</meta:generator>
    <meta:document-statistic meta:table-count="0" meta:image-count="0" meta:object-count="0" meta:page-count="3" meta:paragraph-count="36" meta:word-count="392" meta:character-count="2285" meta:non-whitespace-character-count="1911"/>
  </office:meta>
</office:document-meta>
</file>